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8000001CC22B10E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center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a1.C1" style:family="table-cell">
      <style:table-cell-properties style:vertical-align="middle" fo:padding="0.097cm" fo:border="0.05pt solid #666666"/>
    </style:style>
    <style:style style:name="Tabla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a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a1.A3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1"><draw:frame draw:style-name="fr1" draw:name="Imagen1" text:anchor-type="paragraph" svg:width="4.5cm" svg:height="5.87cm" draw:z-index="0"><draw:image xlink:href="Pictures/1000020100000158000001CC22B10E00.png" xlink:type="simple" xlink:show="embed" xlink:actuate="onLoad"/></draw:frame></text:p>
          </table:table-cell>
          <table:table-cell table:style-name="Tabla1.A1" office:value-type="string">
            <text:p text:style-name="P1"><draw:frame draw:style-name="fr1" draw:name="Imagen2" text:anchor-type="paragraph" svg:width="4.5cm" svg:height="5.87cm" draw:z-index="1"><draw:image xlink:href="Pictures/1000020100000158000001CC22B10E00.png" xlink:type="simple" xlink:show="embed" xlink:actuate="onLoad"/></draw:frame></text:p>
          </table:table-cell>
          <table:table-cell table:style-name="Tabla1.C1" office:value-type="string">
            <text:p text:style-name="P1"><draw:frame draw:style-name="fr1" draw:name="Imagen3" text:anchor-type="paragraph" svg:width="4.5cm" svg:height="5.87cm" draw:z-index="2"><draw:image xlink:href="Pictures/1000020100000158000001CC22B10E00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1"><draw:frame draw:style-name="fr1" draw:name="Imagen4" text:anchor-type="paragraph" svg:width="4.5cm" svg:height="5.87cm" draw:z-index="3"><draw:image xlink:href="Pictures/1000020100000158000001CC22B10E00.png" xlink:type="simple" xlink:show="embed" xlink:actuate="onLoad"/></draw:frame></text:p>
          </table:table-cell>
          <table:table-cell table:style-name="Tabla1.A2" office:value-type="string">
            <text:p text:style-name="P1"><draw:frame draw:style-name="fr1" draw:name="Imagen5" text:anchor-type="paragraph" svg:width="4.5cm" svg:height="5.87cm" draw:z-index="4"><draw:image xlink:href="Pictures/1000020100000158000001CC22B10E00.png" xlink:type="simple" xlink:show="embed" xlink:actuate="onLoad"/></draw:frame></text:p>
          </table:table-cell>
          <table:table-cell table:style-name="Tabla1.C2" office:value-type="string">
            <text:p text:style-name="P1"><draw:frame draw:style-name="fr1" draw:name="Imagen6" text:anchor-type="paragraph" svg:width="4.5cm" svg:height="5.87cm" draw:z-index="5"><draw:image xlink:href="Pictures/1000020100000158000001CC22B10E00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1"><draw:frame draw:style-name="fr1" draw:name="Imagen10" text:anchor-type="paragraph" svg:width="4.5cm" svg:height="5.87cm" draw:z-index="6"><draw:image xlink:href="Pictures/1000020100000158000001CC22B10E00.png" xlink:type="simple" xlink:show="embed" xlink:actuate="onLoad"/></draw:frame></text:p>
          </table:table-cell>
          <table:table-cell table:style-name="Tabla1.A2" office:value-type="string">
            <text:p text:style-name="P1"><draw:frame draw:style-name="fr1" draw:name="Imagen11" text:anchor-type="paragraph" svg:width="4.5cm" svg:height="5.87cm" draw:z-index="7"><draw:image xlink:href="Pictures/1000020100000158000001CC22B10E00.png" xlink:type="simple" xlink:show="embed" xlink:actuate="onLoad"/></draw:frame></text:p>
          </table:table-cell>
          <table:table-cell table:style-name="Tabla1.C2" office:value-type="string">
            <text:p text:style-name="P1"><draw:frame draw:style-name="fr1" draw:name="Imagen12" text:anchor-type="paragraph" svg:width="4.5cm" svg:height="5.87cm" draw:z-index="8"><draw:image xlink:href="Pictures/1000020100000158000001CC22B10E00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1"><draw:frame draw:style-name="fr1" draw:name="Imagen7" text:anchor-type="paragraph" svg:width="4.5cm" svg:height="5.87cm" draw:z-index="9"><draw:image xlink:href="Pictures/1000020100000158000001CC22B10E00.png" xlink:type="simple" xlink:show="embed" xlink:actuate="onLoad"/></draw:frame></text:p>
          </table:table-cell>
          <table:table-cell table:style-name="Tabla1.A2" office:value-type="string">
            <text:p text:style-name="P1"><draw:frame draw:style-name="fr1" draw:name="Imagen8" text:anchor-type="paragraph" svg:width="4.5cm" svg:height="5.87cm" draw:z-index="10"><draw:image xlink:href="Pictures/1000020100000158000001CC22B10E00.png" xlink:type="simple" xlink:show="embed" xlink:actuate="onLoad"/></draw:frame></text:p>
          </table:table-cell>
          <table:table-cell table:style-name="Tabla1.C2" office:value-type="string">
            <text:p text:style-name="P1"><draw:frame draw:style-name="fr1" draw:name="Imagen9" text:anchor-type="paragraph" svg:width="4.5cm" svg:height="5.87cm" draw:z-index="11"><draw:image xlink:href="Pictures/1000020100000158000001CC22B10E00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57:17.999745349</meta:creation-date>
    <meta:print-date>2015-10-21T14:07:13.669366591</meta:print-date>
    <dc:date>2015-11-12T18:25:48.527864911</dc:date>
    <meta:editing-duration>P0D</meta:editing-duration>
    <meta:editing-cycles>1</meta:editing-cycles>
    <meta:generator>LibreOffice/4.2.8.2$Linux_X86_64 LibreOffice_project/420m0$Build-2</meta:generator>
    <meta:document-statistic meta:table-count="1" meta:image-count="12" meta:object-count="0" meta:page-count="1" meta:paragraph-count="0" meta:word-count="0" meta:character-count="0" meta:non-whitespace-character-count="0"/>
  </office:meta>
</office:document-meta>
</file>